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Arial, sans-serif"/>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fo:letter-spacing="normal"/>
    </style:style>
    <style:style style:name="P3" style:family="paragraph" style:parent-style-name="Text_20_body">
      <style:paragraph-properties fo:margin-left="0cm" fo:margin-right="0cm" fo:text-align="start" style:justify-single-word="false" fo:orphans="2" fo:widows="2" fo:text-indent="0cm" style:auto-text-indent="false"/>
    </style:style>
    <style:style style:name="P4" style:family="paragraph" style:parent-style-name="Heading_20_2">
      <style:text-properties officeooo:paragraph-rsid="000cbe59"/>
    </style:style>
    <style:style style:name="P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fo:letter-spacing="normal"/>
    </style:style>
    <style:style style:name="P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officeooo:paragraph-rsid="000f0d49"/>
    </style:style>
    <style:style style:name="T1" style:family="text">
      <style:text-properties style:font-name="Open Sans" fo:font-size="12pt" fo:font-style="normal" fo:font-weight="normal"/>
    </style:style>
    <style:style style:name="T2" style:family="text">
      <style:text-properties style:font-name="Open Sans" fo:font-size="12pt" fo:font-style="normal" fo:font-weight="bold"/>
    </style:style>
    <style:style style:name="T3" style:family="text">
      <style:text-properties fo:font-weight="bold"/>
    </style:style>
    <style:style style:name="T4" style:family="text">
      <style:text-properties fo:font-variant="normal" fo:text-transform="none" fo:color="#212529" loext:opacity="100%" style:font-name="Open Sans" fo:font-size="12pt" fo:letter-spacing="normal" fo:font-style="normal" fo:font-weight="normal"/>
    </style:style>
    <style:style style:name="T5" style:family="text">
      <style:text-properties fo:font-variant="normal" fo:text-transform="none" fo:color="#212529" loext:opacity="100%" style:font-name="Open Sans" fo:letter-spacing="normal" fo:font-style="normal" fo:font-weight="normal"/>
    </style:style>
    <style:style style:name="T6" style:family="text">
      <style:text-properties fo:font-variant="normal" fo:text-transform="none" fo:color="#212529" loext:opacity="100%" style:font-name="Open Sans" fo:letter-spacing="normal" fo:font-style="normal" style:text-underline-style="none" fo:font-weight="normal"/>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bookmark text:name="yui_3_17_2_1_1677528383724_50"/><text:span text:style-name="T5">UF1302. Realiza a valorar por el tutor nº 3.<text:line-break/></text:span><text:span text:style-name="T6">Tema 1. Apartado 1.5.1.</text:span><text:span text:style-name="T5"><text:line-break/>"Descripción de etiquetas y atributos para insertar anclas y enlaces"</text:span></text:h>
      <text:p text:style-name="P6"><text:bookmark text:name="yui_3_17_2_1_1677528383724_49"/><text:span text:style-name="T4">En esta actividad, debe establecer los enlaces y anclas debidas para que cada enlace sea vinculado hacia su destino y que cada nombre de la lista contenga un ancla hacia su descripción. Para ello, observe el código siguiente:</text:span></text:p>
      <text:p text:style-name="P2">&lt;!DOCTYPE html&gt;<text:line-break/>&lt;html&gt;<text:line-break/>&lt;head&gt;<text:line-break/>&lt;title&gt;Los tres pilares de la Web&lt;/title&gt;<text:line-break/>&lt;/head&gt;<text:line-break/>&lt;body&gt;<text:line-break/>&lt;h1&gt;Los tres pilares de la Web&lt;/h1&gt;<text:line-break/>&lt;p&gt;<text:line-break/>&lt;cree un enlace"http://es.wikipedia.org/wiki/Tim_Berners-Lee"&gt;Tim Berners-Lee&lt;/cree&gt; es considerado el padre de la Web porque desarrolló los tres elementos básicos para el funcionamiento de la &lt;a href="http://es.wikipedia.org/wiki/World_Wide_Web"&gt;Web&lt;/a&gt;:<text:line-break/>&lt;/p&gt;<text:line-break/>&lt;ul&gt;<text:line-break/>&lt;li&gt;&lt;cree un ancla&gt;HTML&lt;/cree&gt;&lt;/li&gt;<text:line-break/>&lt;li&gt;&lt;cree un ancla&gt;HTTP&lt;/cree&gt;&lt;/li&gt;<text:line-break/>&lt;li&gt;&lt;cree un ancla&gt;URL&lt;/cree&gt;&lt;/li&gt;<text:line-break/>&lt;/ul&gt;<text:line-break/>&lt;h2 id="html"&gt;HTML&lt;/h2&gt;<text:line-break/>&lt;p&gt;<text:line-break/>HTML, siglas de &lt;strong&gt;HyperText Markup Language&lt;/strong&gt;, hace referencia al lenguaje de marcado para la elaboración de páginas web. Es un estándar que sirve de referencia para la elaboración de páginas web en sus diferentes versiones, define una estructura básica y un código (denominado código HTML) para la definición de contenido de una página web, como texto, imágenes, entre otros. Es un estándar a cargo de la W3C, organización dedicada a la estandarización de casi todas las tecnologías ligadas a la web, sobre todo en lo referente a su escritura e interpretación. Es el lenguaje con el que se definen las páginas web.<text:line-break/>&lt;/p&gt;<text:line-break/>&lt;p&gt;<text:line-break/>Fuente: &lt;cree un enlace"http://es.wikipedia.org/wiki/HTML"&gt;HTML&lt;/cree&gt;, Wikipedia<text:line-break/>&lt;/p&gt;<text:line-break/>&lt;h2 id="http"&gt;HTTP&lt;/h2&gt;<text:line-break/>&lt;p&gt;<text:line-break/>&lt;strong&gt;Hypertext Transfer Protocol&lt;/strong&gt; o HTTP (en español protocolo de transferencia de hipertexto) es el protocolo usado en cada transacción de la World Wide Web. HTTP fue desarrollado por el World Wide Web Consortium y la Internet Engineering Task Force, colaboración que culminó en 1999 con la publicación de una serie de RFC, el más importante de ellos es el RFC 2616 que <text:soft-page-break/>especifica la versión 1.1.<text:line-break/>&lt;/p&gt;<text:line-break/>&lt;p&gt;<text:span text:style-name="T1"/></text:p>
      <text:p text:style-name="P2">Fuente: &lt;cree un enlace"http://es.wikipedia.org/wiki/Hypertext_Transfer_Protocol"&gt;HTTP&lt;/cree&gt;, Wikipedia<text:line-break/>&lt;/p&gt;<text:line-break/>&lt;h2 id="url"&gt;URL&lt;/h2&gt;<text:line-break/>&lt;p&gt;<text:line-break/>Un &lt;strong&gt;localizador de recursos uniforme&lt;/strong&gt; o URL —siglas en inglés de &lt;em&gt;Uniform Resource Locator&lt;/em&gt;— es un identificador de recursos uniforme (URI) cuyos recursos referidos pueden cambiar, esto es, la dirección puede apuntar a recursos variables en el tiempo. Están formados por una secuencia de caracteres, de acuerdo a un formato modélico y estándar, que designa recursos en una red, como Internet.<text:line-break/>&lt;/p&gt;<text:line-break/>&lt;p&gt;<text:span text:style-name="T1"/></text:p>
      <text:p text:style-name="P2">Fuente: &lt;cree un enlace"http://es.wikipedia.org/wiki/Localizador_de_recursos_uniforme"&gt;URL&lt;/cree&gt;, Wikipedia<text:line-break/>&lt;/p&gt;<text:line-break/>&lt;/body&gt;<text:line-break/>&lt;/html&gt;<text:span text:style-name="T1"/></text:p>
      <text:p text:style-name="P2"><text:span text:style-name="T2"/></text:p>
      <text:p text:style-name="P2"><text:span text:style-name="T2">Actividad asociada al CE1.3:</text:span><text:span text:style-name="T1"><text:line-break/>Describir las etiquetas y atributos que se utilizan para insertar enlaces y direccionamientos, tanto dentro de la página web como a otros documentos y páginas ubicados en cualquier destino.<text:line-break/><text:line-break/><text:line-break/></text:span><text:span text:style-name="T2">Duración</text:span><text:span text:style-name="T1">: 10’.</text:span></text:p>
      <text:p text:style-name="P1"><text:span text:style-name="T3">Criterios de corrección:</text:span> la valoración máxima de esta actividad es de 10 puntos repartidos entre los siguientes criterios:</text:p>
      <text:p text:style-name="P3"><text:span text:style-name="T4">1. Estructurar la información aportada con orden jerárquico y sentido. <text:s/>(2 puntos)</text:span><text:line-break/><text:span text:style-name="T4">2. Dar respuesta coherente y justificada a lo requerido. <text:s/>(4 puntos)</text:span><text:line-break/><text:span text:style-name="T4">3. Grado de profundidad de la exposición. <text:s/>(3 puntos)</text:span><text:line-break/><text:span text:style-name="T4">4. Cumplimiento de entrega plazos establecidos (1 punto)</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7T21:07:56.771000000</meta:creation-date>
    <dc:date>2023-02-28T00:42:11.014000000</dc:date>
    <meta:editing-duration>PT2H8M10S</meta:editing-duration>
    <meta:editing-cycles>2</meta:editing-cycles>
    <meta:generator>LibreOffice/7.5.0.3$Windows_X86_64 LibreOffice_project/c21113d003cd3efa8c53188764377a8272d9d6de</meta:generator>
    <meta:document-statistic meta:table-count="0" meta:image-count="0" meta:object-count="0" meta:page-count="2" meta:paragraph-count="8" meta:word-count="473" meta:character-count="3375" meta:non-whitespace-character-count="2904"/>
  </office:meta>
</office:document-meta>
</file>